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fo:font-size="16pt" fo:font-weight="bold" officeooo:rsid="00061271" officeooo:paragraph-rsid="00061271" style:font-size-asian="16pt" style:font-weight-asian="bold" style:font-size-complex="16pt" style:font-weight-complex="bold"/>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Standard">
      <style:text-properties officeooo:rsid="0007e56e" officeooo:paragraph-rsid="0007e56e"/>
    </style:style>
    <style:style style:name="P5" style:family="paragraph" style:parent-style-name="Text_20_body">
      <style:paragraph-properties fo:padding="0.049cm" fo:border="0.06pt solid #d9d9e3"/>
    </style:style>
    <style:style style:name="P6" style:family="paragraph" style:parent-style-name="Standard">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T1" style:family="text">
      <style:text-properties loext:padding="0.049cm" loext:border="0.06pt solid #d9d9e3"/>
    </style:style>
    <style:style style:name="T2" style:family="text">
      <style:text-properties fo:font-variant="normal" fo:text-transform="none" fo:color="#000000" loext:opacity="100%" style:font-name="S hne" fo:font-size="12pt" fo:letter-spacing="normal" fo:font-style="normal" fo:font-weight="normal"/>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font-size="12pt" fo:letter-spacing="normal" fo:font-style="normal" fo:font-weight="normal" loext:padding="0.049cm" loext:border="0.06pt solid #d9d9e3"/>
    </style:style>
    <style:style style:name="T5" style:family="text">
      <style:text-properties fo:color="#000000" loext:opacity="100%" loext:padding="0.049cm"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T_NEXT_LINE</text:p>
      <text:p text:style-name="Standard"/>
      <text:p text:style-name="Standard"/>
      <text:p text:style-name="P5"><text:span text:style-name="Source_20_Text"><text:span text:style-name="T1">get_next_line</text:span></text:span> est une fonction utilisée dans la programmation pour lire un fichier ligne par ligne. Elle prend comme entrée un descripteur de fichier et un pointeur vers une chaîne de caractères, et renvoie une valeur entière qui indique si elle a réussi à lire une ligne ou s'il n'y a plus de lignes à lire.</text:p>
      <text:p text:style-name="P5">Plus précisément, <text:span text:style-name="Source_20_Text"><text:span text:style-name="T1">get_next_line</text:span></text:span> lit le contenu du fichier pointé par le descripteur de fichier, jusqu'à ce qu'elle atteigne une nouvelle ligne (<text:span text:style-name="Source_20_Text"><text:span text:style-name="T1">'\n'</text:span></text:span>) ou la fin du fichier. Elle stocke ensuite cette ligne dans la chaîne de caractères pointée par son deuxième paramètre, et renvoie 1 pour indiquer qu'elle a réussi à lire une ligne. Si la fin du fichier est atteinte avant qu'une nouvelle ligne ne soit trouvée, <text:span text:style-name="Source_20_Text"><text:span text:style-name="T1">get_next_line</text:span></text:span> stocke les caractères restants dans la chaîne de caractères et renvoie 0. Si une erreur se produit pendant la lecture, la fonction renvoie -1.</text:p>
      <text:p text:style-name="P5">La fonction <text:span text:style-name="Source_20_Text"><text:span text:style-name="T1">get_next_line</text:span></text:span> est souvent utilisée dans des programmes qui nécessitent de lire de gros fichiers ou des fichiers contenant des lignes de longueur variable, tels que des fichiers de journalisation ou des fichiers de configuration. Elle permet de lire efficacement les lignes d'un fichier sans avoir à charger tout le fichier en mémoire en une seule fois.</text:p>
      <text:p text:style-name="Standard"/>
      <text:p text:style-name="P2"><text:span text:style-name="T2">Le code source de </text:span><text:span text:style-name="Source_20_Text"><text:span text:style-name="T5">get_next_line</text:span></text:span><text:span text:style-name="T3"> </text:span><text:span text:style-name="T2">dépend de l'environnement et du langage de programmation utilisés. Cependant, voici un exemple de code source en langage C pour </text:span><text:span text:style-name="Source_20_Text"><text:span text:style-name="T5">get_next_line</text:span></text:span><text:span text:style-name="T3"> </text:span><text:span text:style-name="T2">qui utilise les appels système de lecture de fichiers (</text:span><text:span text:style-name="Source_20_Text"><text:span text:style-name="T5">read</text:span></text:span><text:span text:style-name="T2">), d'allocation dynamique (</text:span><text:span text:style-name="Source_20_Text"><text:span text:style-name="T5">malloc</text:span></text:span><text:span text:style-name="T2">) et de gestion de pointeurs (</text:span><text:span text:style-name="Source_20_Text"><text:span text:style-name="T5">realloc</text:span></text:span><text:span text:style-name="T2">, </text:span><text:span text:style-name="Source_20_Text"><text:span text:style-name="T5">free</text:span></text:span><text:span text:style-name="T2">) :</text:span></text:p>
      <text:p text:style-name="P6"/>
      <text:p text:style-name="P3"><text:span text:style-name="T2">Dans cette version, la fonction retourne directement la ligne lue sous forme de chaîne de caractères (</text:span><text:span text:style-name="Source_20_Text"><text:span text:style-name="T4">char *</text:span></text:span><text:span text:style-name="T2">), plutôt que de passer la ligne lue par référence (</text:span><text:span text:style-name="Source_20_Text"><text:span text:style-name="T4">char **</text:span></text:span><text:span text:style-name="T2">). Cela peut simplifier l'utilisation de la fonction dans certains contextes.</text:span></text:p>
      <text:p text:style-name="Standard"/>
      <text:p text:style-name="Standard"/>
      <text:p text:style-name="Standard">#include "get_next_line.h"</text:p>
      <text:p text:style-name="Standard">#include &lt;stdlib.h&gt;</text:p>
      <text:p text:style-name="Standard">#include &lt;unistd.h&gt;</text:p>
      <text:p text:style-name="Standard"/>
      <text:p text:style-name="Standard">#define BUFFER_SIZE 32 // taille du tampon de lecture</text:p>
      <text:p text:style-name="Standard"/>
      <text:p text:style-name="Standard">char *get_next_line(int fd)</text:p>
      <text:p text:style-name="Standard">{</text:p>
      <text:p text:style-name="Standard"><text:s text:c="4"/>static char *buffer = NULL; // tampon de lecture statique</text:p>
      <text:p text:style-name="Standard"><text:s text:c="4"/>char *line = NULL; // ligne lue</text:p>
      <text:p text:style-name="Standard"><text:s text:c="4"/>char *tmp; // tampon temporaire pour la ligne lue</text:p>
      <text:p text:style-name="Standard"><text:s text:c="4"/>int bytes_read; // nombre de bytes lus depuis le fichier</text:p>
      <text:p text:style-name="Standard"><text:soft-page-break/><text:s text:c="4"/>int i = 0; // indice pour parcourir le tampon de lecture</text:p>
      <text:p text:style-name="Standard"><text:s text:c="4"/>int len; // longueur de la ligne lue</text:p>
      <text:p text:style-name="Standard"/>
      <text:p text:style-name="Standard"><text:s text:c="4"/>if (fd &lt; 0)</text:p>
      <text:p text:style-name="Standard"><text:s text:c="8"/>return NULL;</text:p>
      <text:p text:style-name="Standard"/>
      <text:p text:style-name="Standard"><text:s text:c="4"/>while (1) {</text:p>
      <text:p text:style-name="Standard"><text:s text:c="8"/>if (buffer == NULL) {</text:p>
      <text:p text:style-name="Standard"><text:s text:c="12"/>buffer = malloc(BUFFER_SIZE);</text:p>
      <text:p text:style-name="Standard"><text:s text:c="12"/>if (!buffer)</text:p>
      <text:p text:style-name="Standard"><text:s text:c="16"/>return NULL;</text:p>
      <text:p text:style-name="Standard"><text:s text:c="12"/>bytes_read = read(fd, buffer, BUFFER_SIZE);</text:p>
      <text:p text:style-name="Standard"><text:s text:c="12"/>if (bytes_read &lt;= 0) {</text:p>
      <text:p text:style-name="Standard"><text:s text:c="16"/>free(buffer);</text:p>
      <text:p text:style-name="Standard"><text:s text:c="16"/>buffer = NULL;</text:p>
      <text:p text:style-name="Standard"><text:s text:c="16"/>return line; // retourne NULL en cas d'erreur ou de fin de fichier</text:p>
      <text:p text:style-name="Standard"><text:s text:c="12"/>}</text:p>
      <text:p text:style-name="Standard"><text:s text:c="12"/>i = 0;</text:p>
      <text:p text:style-name="Standard"><text:s text:c="8"/>}</text:p>
      <text:p text:style-name="Standard"><text:s text:c="8"/>if (buffer[i] == '\n') {</text:p>
      <text:p text:style-name="Standard"><text:s text:c="12"/>tmp = realloc(line, i + 1);</text:p>
      <text:p text:style-name="Standard"><text:s text:c="12"/>if (!tmp)</text:p>
      <text:p text:style-name="Standard"><text:s text:c="16"/>return NULL;</text:p>
      <text:p text:style-name="Standard"><text:s text:c="12"/>tmp[i] = '\0';</text:p>
      <text:p text:style-name="Standard"><text:s text:c="12"/>line = tmp;</text:p>
      <text:p text:style-name="Standard"><text:s text:c="12"/>buffer[i] = '\0';</text:p>
      <text:p text:style-name="Standard"><text:s text:c="12"/>memmove(buffer, &amp;buffer[i + 1], BUFFER_SIZE - i - 1);</text:p>
      <text:p text:style-name="Standard"><text:s text:c="12"/>return line;</text:p>
      <text:p text:style-name="Standard"><text:s text:c="8"/>}</text:p>
      <text:p text:style-name="Standard"><text:s text:c="8"/>if (i == bytes_read - 1) {</text:p>
      <text:p text:style-name="Standard"><text:s text:c="12"/>tmp = realloc(line, i + 1);</text:p>
      <text:p text:style-name="Standard"><text:s text:c="12"/>if (!tmp)</text:p>
      <text:p text:style-name="Standard"><text:s text:c="16"/>return NULL;</text:p>
      <text:p text:style-name="Standard"><text:s text:c="12"/>line = tmp;</text:p>
      <text:p text:style-name="Standard"><text:s text:c="12"/>buffer[i + 1] = '\0';</text:p>
      <text:p text:style-name="Standard"><text:s text:c="12"/>i = -1;</text:p>
      <text:p text:style-name="Standard"><text:s text:c="8"/>}</text:p>
      <text:p text:style-name="Standard"><text:s text:c="8"/>line[i] = buffer[i];</text:p>
      <text:p text:style-name="Standard"><text:s text:c="8"/>i++;</text:p>
      <text:p text:style-name="Standard"><text:s text:c="4"/>}</text:p>
      <text:p text:style-name="Standard"/>
      <text:p text:style-name="Standard"><text:s text:c="4"/>return NULL; // retourne NULL en cas d'erreur</text:p>
      <text:p text:style-name="Standard">}</text:p>
      <text:p text:style-name="Standard"/>
      <text:p text:style-name="P4">//////////////////////////////////////////////////////////////////////////////</text:p>
      <text:p text:style-name="P4"/>
      <text:p text:style-name="P4">#include &lt;fcntl.h&gt;</text:p>
      <text:p text:style-name="P4">#include "get_next_line.h"</text:p>
      <text:p text:style-name="P4"/>
      <text:p text:style-name="P4">int main(int argc, char **argv)</text:p>
      <text:p text:style-name="P4">{</text:p>
      <text:p text:style-name="P4"><text:s text:c="4"/>int fd;</text:p>
      <text:p text:style-name="P4"><text:soft-page-break/><text:s text:c="4"/>char *line;</text:p>
      <text:p text:style-name="P4"/>
      <text:p text:style-name="P4"><text:s text:c="4"/>if (argc != 2) {</text:p>
      <text:p text:style-name="P4"><text:s text:c="8"/>printf("Usage: %s filename\n", argv[0]);</text:p>
      <text:p text:style-name="P4"><text:s text:c="8"/>return 1;</text:p>
      <text:p text:style-name="P4"><text:s text:c="4"/>}</text:p>
      <text:p text:style-name="P4"/>
      <text:p text:style-name="P4"><text:s text:c="4"/>fd = open(argv[1], O_RDONLY);</text:p>
      <text:p text:style-name="P4"><text:s text:c="4"/>if (fd &lt; 0) {</text:p>
      <text:p text:style-name="P4"><text:s text:c="8"/>perror("Error opening file");</text:p>
      <text:p text:style-name="P4"><text:s text:c="8"/>return 1;</text:p>
      <text:p text:style-name="P4"><text:s text:c="4"/>}</text:p>
      <text:p text:style-name="P4"/>
      <text:p text:style-name="P4"><text:s text:c="4"/>while ((line = get_next_line(fd))) {</text:p>
      <text:p text:style-name="P4"><text:s text:c="8"/>printf("%s\n", line);</text:p>
      <text:p text:style-name="P4"><text:s text:c="8"/>free(line);</text:p>
      <text:p text:style-name="P4"><text:s text:c="4"/>}</text:p>
      <text:p text:style-name="P4"/>
      <text:p text:style-name="P4"><text:s text:c="4"/>close(fd);</text:p>
      <text:p text:style-name="P4"><text:s text:c="4"/>return 0;</text:p>
      <text:p text:style-name="P4">}</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0:10:04.129709574</meta:creation-date>
    <meta:editing-duration>PT32S</meta:editing-duration>
    <meta:editing-cycles>2</meta:editing-cycles>
    <meta:generator>LibreOffice/7.3.7.2$Linux_X86_64 LibreOffice_project/30$Build-2</meta:generator>
    <dc:date>2023-03-17T10:10:30.285171559</dc:date>
    <meta:document-statistic meta:table-count="0" meta:image-count="0" meta:object-count="0" meta:page-count="3" meta:paragraph-count="79" meta:word-count="555" meta:character-count="3800" meta:non-whitespace-character-count="2808"/>
  </office:meta>
</office:document-meta>
</file>